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Heading_20_2">
      <style:paragraph-properties fo:break-before="page"/>
      <style:text-properties officeooo:rsid="000ca5aa" officeooo:paragraph-rsid="000ca5aa"/>
    </style:style>
    <style:style style:name="P10" style:family="paragraph" style:parent-style-name="Text_20_body">
      <style:text-properties fo:language="en" fo:country="US" officeooo:rsid="000ca5aa" officeooo:paragraph-rsid="001846b6"/>
    </style:style>
    <style:style style:name="P11" style:family="paragraph" style:parent-style-name="Text_20_body" style:list-style-name="">
      <style:text-properties fo:language="en" fo:country="US" officeooo:rsid="00175c15" officeooo:paragraph-rsid="00175c15"/>
    </style:style>
    <style:style style:name="P12" style:family="paragraph" style:parent-style-name="Text_20_body" style:list-style-name="">
      <style:paragraph-properties fo:break-before="page"/>
      <style:text-properties fo:language="en" fo:country="US" officeooo:rsid="001846b6" officeooo:paragraph-rsid="001846b6"/>
    </style:style>
    <style:style style:name="P13" style:family="paragraph" style:parent-style-name="Standard">
      <loext:graphic-properties draw:fill="solid" draw:fill-color="#1e1f22"/>
      <style:paragraph-properties fo:background-color="#1e1f22" fo:padding="0cm" fo:border="none" style:shadow="none"/>
    </style:style>
    <style:style style:name="P14" style:family="paragraph" style:parent-style-name="Text_20_body" style:list-style-name="">
      <style:text-properties fo:language="en" fo:country="US" officeooo:rsid="0019951a" officeooo:paragraph-rsid="0019951a"/>
    </style:style>
    <style:style style:name="P15" style:family="paragraph" style:parent-style-name="Text_20_body">
      <style:text-properties fo:language="en" fo:country="US" officeooo:rsid="001a3490" officeooo:paragraph-rsid="001a3490"/>
    </style:style>
    <style:style style:name="P16" style:family="paragraph" style:parent-style-name="Text_20_body">
      <style:text-properties fo:language="en" fo:country="US" fo:font-weight="bold" officeooo:rsid="001a3490" officeooo:paragraph-rsid="001a3490" style:font-weight-asian="bold" style:font-weight-complex="bold"/>
    </style:style>
    <style:style style:name="P17" style:family="paragraph" style:parent-style-name="Text_20_body">
      <style:text-properties fo:language="en" fo:country="US" fo:font-weight="bold" officeooo:rsid="001a75e4" officeooo:paragraph-rsid="001a75e4" style:font-weight-asian="bold" style:font-weight-complex="bold"/>
    </style:style>
    <style:style style:name="P18" style:family="paragraph" style:parent-style-name="Text_20_body">
      <style:text-properties fo:language="en" fo:country="US" officeooo:rsid="001a75e4" officeooo:paragraph-rsid="001a75e4"/>
    </style:style>
    <style:style style:name="P19" style:family="paragraph" style:parent-style-name="Text_20_body">
      <style:text-properties fo:language="en" fo:country="US" officeooo:rsid="001c3dec" officeooo:paragraph-rsid="001c3dec"/>
    </style:style>
    <style:style style:name="P20" style:family="paragraph" style:parent-style-name="Heading_20_2" style:list-style-name="">
      <style:text-properties officeooo:rsid="001c3dec" officeooo:paragraph-rsid="001c3dec"/>
    </style:style>
    <style:style style:name="P21" style:family="paragraph" style:parent-style-name="Heading_20_2">
      <style:paragraph-properties fo:break-before="page"/>
      <style:text-properties officeooo:rsid="001c3dec" officeooo:paragraph-rsid="001c3dec"/>
    </style:style>
    <style:style style:name="P22" style:family="paragraph" style:parent-style-name="Text_20_body">
      <style:text-properties officeooo:rsid="001c3dec" officeooo:paragraph-rsid="001c3dec"/>
    </style:style>
    <style:style style:name="P23" style:family="paragraph" style:parent-style-name="Text_20_body">
      <style:text-properties officeooo:rsid="001e1b9c" officeooo:paragraph-rsid="001e1b9c"/>
    </style:style>
    <style:style style:name="P24" style:family="paragraph" style:parent-style-name="Heading_20_2" style:list-style-name="">
      <style:text-properties officeooo:rsid="001f6008" officeooo:paragraph-rsid="001f6008"/>
    </style:style>
    <style:style style:name="P25" style:family="paragraph" style:parent-style-name="Heading_20_2">
      <style:paragraph-properties fo:break-before="page"/>
      <style:text-properties officeooo:rsid="001f6008" officeooo:paragraph-rsid="001f6008"/>
    </style:style>
    <style:style style:name="P26" style:family="paragraph" style:parent-style-name="Text_20_body">
      <style:text-properties officeooo:rsid="001f6008" officeooo:paragraph-rsid="001f6008"/>
    </style:style>
    <style:style style:name="P27" style:family="paragraph" style:parent-style-name="Text_20_body">
      <style:text-properties officeooo:rsid="00213867" officeooo:paragraph-rsid="00213867"/>
    </style:style>
    <style:style style:name="P28" style:family="paragraph" style:parent-style-name="Text_20_body">
      <style:text-properties officeooo:rsid="0022ca49" officeooo:paragraph-rsid="0022ca49"/>
    </style:style>
    <style:style style:name="P29" style:family="paragraph" style:parent-style-name="Text_20_body">
      <style:paragraph-properties fo:text-align="center" style:justify-single-word="false"/>
      <style:text-properties officeooo:rsid="0022ca49" officeooo:paragraph-rsid="0022ca49"/>
    </style:style>
    <style:style style:name="P30" style:family="paragraph" style:parent-style-name="Text_20_body">
      <style:text-properties officeooo:rsid="0026d3f1" officeooo:paragraph-rsid="0026d3f1"/>
    </style:style>
    <style:style style:name="P31" style:family="paragraph" style:parent-style-name="Text_20_body">
      <style:text-properties style:text-underline-style="solid" style:text-underline-width="auto" style:text-underline-color="font-color" officeooo:rsid="0026d3f1" officeooo:paragraph-rsid="0026d3f1"/>
    </style:style>
    <style:style style:name="P32" style:family="paragraph" style:parent-style-name="Text_20_body">
      <style:text-properties officeooo:rsid="0025c913" officeooo:paragraph-rsid="0025c913"/>
    </style:style>
    <style:style style:name="P33" style:family="paragraph" style:parent-style-name="Text_20_body">
      <style:paragraph-properties fo:text-align="center" style:justify-single-word="false"/>
      <style:text-properties officeooo:rsid="0025c913" officeooo:paragraph-rsid="0025c913"/>
    </style:style>
    <style:style style:name="P34"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5" style:family="paragraph" style:parent-style-name="Text_20_body">
      <style:text-properties style:text-underline-style="solid" style:text-underline-width="auto" style:text-underline-color="font-color" officeooo:rsid="0025c913" officeooo:paragraph-rsid="0026d3f1"/>
    </style:style>
    <style:style style:name="P36"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7" style:family="paragraph" style:parent-style-name="Text_20_body">
      <style:text-properties style:text-underline-style="none" officeooo:rsid="00288835" officeooo:paragraph-rsid="00288835"/>
    </style:style>
    <style:style style:name="P38" style:family="paragraph" style:parent-style-name="Text_20_body">
      <style:paragraph-properties fo:text-align="center" style:justify-single-word="false"/>
      <style:text-properties style:text-underline-style="none" officeooo:rsid="00288835" officeooo:paragraph-rsid="00288835"/>
    </style:style>
    <style:style style:name="P39" style:family="paragraph" style:parent-style-name="Text_20_body">
      <style:paragraph-properties fo:text-align="start" style:justify-single-word="false"/>
      <style:text-properties style:text-underline-style="none" officeooo:rsid="002a2c8e" officeooo:paragraph-rsid="002a2c8e"/>
    </style:style>
    <style:style style:name="P40" style:family="paragraph" style:parent-style-name="Heading_20_2" style:list-style-name="">
      <style:text-properties officeooo:rsid="002b1184" officeooo:paragraph-rsid="002b1184"/>
    </style:style>
    <style:style style:name="P41" style:family="paragraph" style:parent-style-name="Heading_20_2">
      <style:paragraph-properties fo:break-before="page"/>
      <style:text-properties officeooo:rsid="002b1184" officeooo:paragraph-rsid="002b1184"/>
    </style:style>
    <style:style style:name="P42" style:family="paragraph" style:parent-style-name="Text_20_body">
      <style:text-properties officeooo:rsid="002b1184" officeooo:paragraph-rsid="002b1184"/>
    </style:style>
    <style:style style:name="P43" style:family="paragraph" style:parent-style-name="Text_20_body">
      <style:text-properties officeooo:rsid="002c146f" officeooo:paragraph-rsid="002c146f"/>
    </style:style>
    <style:style style:name="P44" style:family="paragraph" style:parent-style-name="Text_20_body">
      <style:text-properties officeooo:rsid="002c2ab4" officeooo:paragraph-rsid="002c2ab4"/>
    </style:style>
    <style:style style:name="P45" style:family="paragraph" style:parent-style-name="Heading_20_2">
      <style:paragraph-properties fo:break-before="page"/>
      <style:text-properties officeooo:rsid="002d27e0" officeooo:paragraph-rsid="002d27e0"/>
    </style:style>
    <style:style style:name="P46" style:family="paragraph" style:parent-style-name="Text_20_body">
      <style:text-properties officeooo:rsid="002d27e0" officeooo:paragraph-rsid="002d27e0"/>
    </style:style>
    <style:style style:name="P47" style:family="paragraph" style:parent-style-name="Text_20_body">
      <style:text-properties officeooo:rsid="002df1c9" officeooo:paragraph-rsid="002df1c9"/>
    </style:style>
    <style:style style:name="P48" style:family="paragraph" style:parent-style-name="Text_20_body">
      <style:paragraph-properties fo:text-align="center" style:justify-single-word="false"/>
      <style:text-properties officeooo:rsid="002df1c9" officeooo:paragraph-rsid="002df1c9"/>
    </style:style>
    <style:style style:name="P49" style:family="paragraph" style:parent-style-name="Heading_20_2" style:list-style-name="">
      <style:text-properties officeooo:rsid="002df1c9" officeooo:paragraph-rsid="002df1c9"/>
    </style:style>
    <style:style style:name="P50" style:family="paragraph" style:parent-style-name="Heading_20_2">
      <style:paragraph-properties fo:break-before="page"/>
      <style:text-properties officeooo:rsid="002df1c9" officeooo:paragraph-rsid="002df1c9"/>
    </style:style>
    <style:style style:name="P51" style:family="paragraph" style:parent-style-name="Text_20_body">
      <style:text-properties style:text-underline-style="solid" style:text-underline-width="auto" style:text-underline-color="font-color" officeooo:rsid="002f1362" officeooo:paragraph-rsid="002f1362"/>
    </style:style>
    <style:style style:name="P52" style:family="paragraph" style:parent-style-name="Text_20_body">
      <style:text-properties style:text-underline-style="none" officeooo:rsid="002f1362" officeooo:paragraph-rsid="002f1362"/>
    </style:style>
    <style:style style:name="P53" style:family="paragraph" style:parent-style-name="Text_20_body">
      <style:paragraph-properties fo:text-align="center" style:justify-single-word="false"/>
      <style:text-properties style:text-underline-style="none" officeooo:rsid="002f1362" officeooo:paragraph-rsid="002f1362"/>
    </style:style>
    <style:style style:name="P54" style:family="paragraph" style:parent-style-name="Text_20_body">
      <style:text-properties officeooo:rsid="002f1362" officeooo:paragraph-rsid="002f1362"/>
    </style:style>
    <style:style style:name="P55" style:family="paragraph" style:parent-style-name="Heading_20_2" style:list-style-name="">
      <style:text-properties officeooo:rsid="00315c27" officeooo:paragraph-rsid="00315c27"/>
    </style:style>
    <style:style style:name="P56" style:family="paragraph" style:parent-style-name="Heading_20_2">
      <style:paragraph-properties fo:break-before="page"/>
      <style:text-properties officeooo:rsid="00315c27" officeooo:paragraph-rsid="00315c27"/>
    </style:style>
    <style:style style:name="P57" style:family="paragraph" style:parent-style-name="Text_20_body">
      <style:text-properties officeooo:rsid="00315c27" officeooo:paragraph-rsid="00315c27"/>
    </style:style>
    <style:style style:name="P58" style:family="paragraph" style:parent-style-name="Text_20_body">
      <style:text-properties officeooo:rsid="0031b095" officeooo:paragraph-rsid="0031b095"/>
    </style:style>
    <style:style style:name="P59" style:family="paragraph" style:parent-style-name="Heading_20_2">
      <style:text-properties officeooo:rsid="0032a545" officeooo:paragraph-rsid="0032a545"/>
    </style:style>
    <style:style style:name="P60" style:family="paragraph" style:parent-style-name="Text_20_body">
      <style:text-properties officeooo:rsid="0032a545" officeooo:paragraph-rsid="0032a545"/>
    </style:style>
    <style:style style:name="P61" style:family="paragraph" style:parent-style-name="Text_20_body">
      <style:paragraph-properties fo:text-align="center" style:justify-single-word="false"/>
      <style:text-properties officeooo:rsid="0032a545" officeooo:paragraph-rsid="0032a545"/>
    </style:style>
    <style:style style:name="P62" style:family="paragraph" style:parent-style-name="Text_20_body">
      <style:text-properties officeooo:rsid="0033be2a" officeooo:paragraph-rsid="0033be2a"/>
    </style:style>
    <style:style style:name="P63" style:family="paragraph" style:parent-style-name="Text_20_body">
      <style:text-properties officeooo:rsid="0034f4d2" officeooo:paragraph-rsid="0034f4d2"/>
    </style:style>
    <style:style style:name="T1" style:family="text">
      <style:text-properties fo:language="en" fo:country="US"/>
    </style:style>
    <style:style style:name="T2" style:family="text">
      <style:text-properties officeooo:rsid="00175c15"/>
    </style:style>
    <style:style style:name="T3" style:family="text">
      <style:text-properties officeooo:rsid="001846b6"/>
    </style:style>
    <style:style style:name="T4" style:family="text">
      <style:text-properties officeooo:rsid="0019951a"/>
    </style:style>
    <style:style style:name="T5" style:family="text">
      <style:text-properties fo:color="#bcbec4" loext:opacity="100%" fo:font-family="'JetBrains Mono'" style:font-family-generic="roman" style:font-pitch="variable" fo:font-size="10pt" fo:font-style="normal" fo:font-weight="normal" style:font-size-asian="10pt" style:font-style-asian="normal" style:font-weight-asian="normal"/>
    </style:style>
    <style:style style:name="T6" style:family="text">
      <style:text-properties fo:color="#cf8e6d" loext:opacity="100%" fo:font-family="'JetBrains Mono'" style:font-family-generic="roman" style:font-pitch="variable" fo:font-size="10pt" fo:font-style="normal" fo:font-weight="normal" style:font-size-asian="10pt" style:font-style-asian="normal" style:font-weight-asian="normal"/>
    </style:style>
    <style:style style:name="T7" style:family="text">
      <style:text-properties fo:color="#c77dbb" loext:opacity="100%" fo:font-family="'JetBrains Mono'" style:font-family-generic="roman" style:font-pitch="variable" fo:font-size="10pt" fo:font-style="italic" fo:font-weight="normal" style:font-size-asian="10pt" style:font-style-asian="italic" style:font-weight-asian="normal"/>
    </style:style>
    <style:style style:name="T8" style:family="text">
      <style:text-properties fo:color="#6aab73" loext:opacity="100%" fo:font-family="'JetBrains Mono'" style:font-family-generic="roman" style:font-pitch="variable" fo:font-size="10pt" fo:font-style="normal" fo:font-weight="normal" style:font-size-asian="10pt" style:font-style-asian="normal" style:font-weight-asian="normal"/>
    </style:style>
    <style:style style:name="T9" style:family="text">
      <style:text-properties fo:color="#bcbec4" loext:opacity="100%" fo:font-family="'JetBrains Mono'" style:font-family-generic="roman" style:font-pitch="variable" fo:font-size="10pt" fo:font-style="italic" fo:font-weight="normal" style:font-size-asian="10pt" style:font-style-asian="italic" style:font-weight-asian="normal"/>
    </style:style>
    <style:style style:name="T10" style:family="text">
      <style:text-properties fo:color="#b3ae60" loext:opacity="100%" fo:font-family="'JetBrains Mono'" style:font-family-generic="roman" style:font-pitch="variable" fo:font-size="10pt" fo:font-style="normal" fo:font-weight="normal" style:font-size-asian="10pt" style:font-style-asian="normal" style:font-weight-asian="normal"/>
    </style:style>
    <style:style style:name="T11" style:family="text">
      <style:text-properties fo:color="#56a8f5" loext:opacity="100%" fo:font-family="'JetBrains Mono'" style:font-family-generic="roman" style:font-pitch="variable" fo:font-size="10pt" fo:font-style="normal" fo:font-weight="normal" style:font-size-asian="10pt" style:font-style-asian="normal" style:font-weight-asian="normal"/>
    </style:style>
    <style:style style:name="T12" style:family="text">
      <style:text-properties fo:color="#7a7e85" loext:opacity="100%" fo:font-family="'JetBrains Mono'" style:font-family-generic="roman" style:font-pitch="variable" fo:font-size="10pt" fo:font-style="normal" fo:font-weight="normal" style:font-size-asian="10pt" style:font-style-asian="normal" style:font-weight-asian="normal"/>
    </style:style>
    <style:style style:name="T13" style:family="text">
      <style:text-properties fo:color="#c77dbb" loext:opacity="100%" fo:font-family="'JetBrains Mono'" style:font-family-generic="roman" style:font-pitch="variable" fo:font-size="10pt" fo:font-style="normal" fo:font-weight="normal" style:font-size-asian="10pt" style:font-style-asian="normal" style:font-weight-asian="normal"/>
    </style:style>
    <style:style style:name="T14" style:family="text">
      <style:text-properties officeooo:rsid="001a75e4"/>
    </style:style>
    <style:style style:name="T15" style:family="text">
      <style:text-properties officeooo:rsid="001b95c3"/>
    </style:style>
    <style:style style:name="T16" style:family="text">
      <style:text-properties fo:font-weight="normal" style:font-weight-asian="normal" style:font-weight-complex="normal"/>
    </style:style>
    <style:style style:name="T17" style:family="text">
      <style:text-properties fo:font-weight="normal" officeooo:rsid="001a75e4" style:font-weight-asian="normal" style:font-weight-complex="normal"/>
    </style:style>
    <style:style style:name="T18" style:family="text">
      <style:text-properties fo:color="#2aacb8" loext:opacity="100%" fo:font-family="'JetBrains Mono'" style:font-family-generic="roman" style:font-pitch="variable" fo:font-size="10pt" fo:font-style="normal" fo:font-weight="normal" style:font-size-asian="10pt" style:font-style-asian="normal" style:font-weight-asian="normal"/>
    </style:style>
    <style:style style:name="T19" style:family="text">
      <style:text-properties officeooo:rsid="001de8ff"/>
    </style:style>
    <style:style style:name="T20" style:family="text">
      <style:text-properties officeooo:rsid="002c2ab4"/>
    </style:style>
    <style:style style:name="T21" style:family="text">
      <style:text-properties officeooo:rsid="002fefdf"/>
    </style:style>
    <style:style style:name="T22" style:family="text">
      <style:text-properties officeooo:rsid="0030db5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1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9" text:outline-level="2"><text:bookmark-start text:name="__RefHeading___Toc38833_2194772400"/><text:span text:style-name="T1">2: Custom Items</text:span><text:bookmark-end text:name="__RefHeading___Toc38833_2194772400"/></text:h>
      <text:p text:style-name="P10">Video: <text:a xlink:type="simple" xlink:href="https://www.youtube.com/watch?v=9xflCDe-Ruw&amp;list=PLKGarocXCE1H_HxOYihQMq0mlpqiUJj4L&amp;index=2" text:style-name="Internet_20_link" text:visited-style-name="Visited_20_Internet_20_Link"><text:span text:style-name="T2">Click Here</text:span></text:a> </text:p>
      <text:p text:style-name="P10"><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3">Make sure to use the correct registry [net.minecraft.registry]</text:span></text:p>
      <text:p text:style-name="P10"><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1">Adding an Item:</text:p>
      <text:p text:style-name="P11">- Create Translation in us<text:span text:style-name="T3">_</text:span>en.json</text:p>
      <text:p text:style-name="P11">- Create model json file</text:p>
      <text:p text:style-name="P11">- Have item texture</text:p>
      <text:p text:style-name="P11">- register item to the game</text:p>
      <text:p text:style-name="P11">- Add item to creative tab</text:p>
      <text:p text:style-name="P12">TutorialMod.<text:span text:style-name="T4">java</text:span></text:p>
      <table:table table:name="Table1" table:style-name="Table1">
        <table:table-column table:style-name="Table1.A"/>
        <table:table-row>
          <table:table-cell table:style-name="Table1.A1" office:value-type="string">
            <text:p text:style-name="P13" loext:marker-style-name="T5"><text:span text:style-name="T6">package </text:span><text:span text:style-name="T5">net.matt.tutorialmod;<text:line-break/><text:line-break/></text:span><text:span text:style-name="T6">import </text:span><text:span text:style-name="T5">net.fabricmc.api.ModInitializer;<text:line-break/><text:line-break/></text:span><text:span text:style-name="T6">import </text:span><text:span text:style-name="T5">net.matt.tutorialmod.item.ModItems;<text:line-break/></text:span><text:span text:style-name="T6">import </text:span><text:span text:style-name="T5">org.slf4j.Logger;<text:line-break/></text:span><text:span text:style-name="T6">import </text:span><text:span text:style-name="T5">org.slf4j.LoggerFactory;<text:line-break/><text:line-break/></text:span><text:span text:style-name="T6">public class </text:span><text:span text:style-name="T5">TutorialMod </text:span><text:span text:style-name="T6">implements </text:span><text:span text:style-name="T5">ModInitializer {<text:line-break/><text:tab/></text:span><text:span text:style-name="T6">public static final </text:span><text:span text:style-name="T5">String </text:span><text:span text:style-name="T7">MOD_ID </text:span><text:span text:style-name="T5">= </text:span><text:span text:style-name="T8">"tutorialmod"</text:span><text:span text:style-name="T5">;<text:line-break/><text:tab/></text:span><text:span text:style-name="T6">public static final </text:span><text:span text:style-name="T5">Logger </text:span><text:span text:style-name="T7">LOGGER </text:span><text:span text:style-name="T5">= LoggerFactory.</text:span><text:span text:style-name="T9">getLogger</text:span><text:span text:style-name="T5">(</text:span><text:span text:style-name="T7">MOD_ID</text:span><text:span text:style-name="T5">);<text:line-break/><text:line-break/><text:tab/></text:span><text:span text:style-name="T10">@Override<text:line-break/><text:tab/></text:span><text:span text:style-name="T6">public void </text:span><text:span text:style-name="T11">onInitialize</text:span><text:span text:style-name="T5">() {<text:line-break/> <text:s text:c="7"/></text:span><text:span text:style-name="T12">//Registers the ModItems class<text:line-break/> <text:s text:c="7"/></text:span><text:span text:style-name="T5">ModItems.</text:span><text:span text:style-name="T9">registerModItems</text:span><text:span text:style-name="T5">();<text:line-break/><text:tab/>}<text:line-break/>}</text:span></text:p>
          </table:table-cell>
        </table:table-row>
      </table:table>
      <text:p text:style-name="P14"/>
      <text:p text:style-name="P14">Lang &gt; en_us.json</text:p>
      <table:table table:name="Table2" table:style-name="Table2">
        <table:table-column table:style-name="Table2.A"/>
        <table:table-row>
          <table:table-cell table:style-name="Table2.A1" office:value-type="string">
            <text:p text:style-name="P13" loext:marker-style-name="T5"><text:span text:style-name="T5">{<text:line-break/> <text:s/></text:span><text:span text:style-name="T13">"item.tutorialmod.pink_garnet"</text:span><text:span text:style-name="T5">: </text:span><text:span text:style-name="T8">"Pink Garnet"</text:span><text:span text:style-name="T5">,<text:line-break/> <text:s/></text:span><text:span text:style-name="T13">"item.tutorialmod.raw_pink_garnet"</text:span><text:span text:style-name="T5">: </text:span><text:span text:style-name="T8">"Raw Pink Garnet"<text:line-break/></text:span><text:span text:style-name="T5">}</text:span></text:p>
          </table:table-cell>
        </table:table-row>
      </table:table>
      <text:p text:style-name="P14"/>
      <text:p text:style-name="P14">Models &gt; item &gt; pink_garnet.json</text:p>
      <table:table table:name="Table3" table:style-name="Table3">
        <table:table-column table:style-name="Table3.A"/>
        <table:table-row>
          <table:table-cell table:style-name="Table3.A1" office:value-type="string">
            <text:p text:style-name="P13"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pink_garnet"<text:line-break/> <text:s/></text:span><text:span text:style-name="T5">}<text:line-break/>}</text:span></text:p>
          </table:table-cell>
        </table:table-row>
      </table:table>
      <text:p text:style-name="P14"/>
      <text:p text:style-name="P14">Tutorialmod&gt; item &gt; ModItems.java</text:p>
      <table:table table:name="Table4" table:style-name="Table4">
        <table:table-column table:style-name="Table4.A"/>
        <table:table-row>
          <table:table-cell table:style-name="Table4.A1" office:value-type="string">
            <text:p text:style-name="P13" loext:marker-style-name="T5"><text:span text:style-name="T6">package </text:span><text:span text:style-name="T5">net.matt.tutorialmod.item;<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util.Identifier;<text:line-break/><text:line-break/></text:span><text:span text:style-name="T6">public class </text:span><text:span text:style-name="T5">ModItems {<text:line-break/> <text:s text:c="3"/></text:span><text:span text:style-name="T12">//Register Item(s)<text:line-break/> <text:s text:c="3"/></text:span><text:span text:style-name="T6">public static final </text:span><text:span text:style-name="T5">Item </text:span><text:span text:style-name="T7">PINK_GARNET </text:span><text:span text:style-name="T5">= </text:span><text:span text:style-name="T9">registerItem</text:span><text:span text:style-name="T5">(</text:span><text:span text:style-name="T8">"pink_garnet"</text:span><text:span text:style-name="T5">, </text:span><text:span text:style-name="T6">new </text:span><text:span text:style-name="T5">Item(</text:span><text:span text:style-name="T6">new </text:span><text:span text:style-name="T5">Item.Settings()));<text:line-break/> <text:s text:c="3"/></text:span><text:span text:style-name="T6">public static final </text:span><text:span text:style-name="T5">Item </text:span><text:span text:style-name="T7">RAW_PINK_GARNET </text:span><text:span text:style-name="T5">= </text:span><text:span text:style-name="T9">registerItem</text:span><text:span text:style-name="T5">(</text:span><text:span text:style-name="T8">"raw_pink_garnet"</text:span><text:span text:style-name="T5">, </text:span><text:span text:style-name="T6">new </text:span><text:span text:style-name="T5">Item(</text:span><text:span text:style-name="T6">new </text:span><text:span text:style-name="T5">Item.Settings()));<text:line-break/></text:span><text:soft-page-break/><text:span text:style-name="T5"> <text:s text:c="3"/><text:line-break/> <text:s text:c="3"/></text:span><text:span text:style-name="T12">//Helper Method to assist in registering items, simplifies the inputs necessary<text:line-break/> <text:s text:c="3"/></text:span><text:span text:style-name="T6">public static </text:span><text:span text:style-name="T5">Item </text:span><text:span text:style-name="T11">registerItem</text:span><text:span text:style-name="T5">(String name, Item item){<text:line-break/> <text:s text:c="7"/></text:span><text:span text:style-name="T6">return </text:span><text:span text:style-name="T5">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item);<text:line-break/> <text:s text:c="3"/>}<text:line-break/><text:line-break/> <text:s text:c="3"/></text:span><text:span text:style-name="T12">//Method to call ModItems Initialization<text:line-break/> <text:s text:c="3"/></text:span><text:span text:style-name="T6">public static void </text:span><text:span text:style-name="T11">registerModItems</text:span><text:span text:style-name="T5">(){<text:line-break/> <text:s text:c="7"/>TutorialMod.</text:span><text:span text:style-name="T7">LOGGER</text:span><text:span text:style-name="T5">.info(</text:span><text:span text:style-name="T8">"Registering Mod Items for " </text:span><text:span text:style-name="T5">+ TutorialMod.</text:span><text:span text:style-name="T7">MOD_ID</text:span><text:span text:style-name="T5">);<text:line-break/><text:line-break/> <text:s text:c="7"/></text:span><text:span text:style-name="T12">//Add registered items, to Ingredients tab<text:line-break/> <text:s text:c="7"/></text:span><text:span text:style-name="T5">ItemGroupEvents.</text:span><text:span text:style-name="T9">modifyEntriesEvent</text:span><text:span text:style-name="T5">(ItemGroups.</text:span><text:span text:style-name="T7">INGREDIENTS</text:span><text:span text:style-name="T5">).register(entries -&gt; {<text:line-break/> <text:s text:c="11"/>entries.add(</text:span><text:span text:style-name="T7">PINK_GARNET</text:span><text:span text:style-name="T5">);<text:line-break/> <text:s text:c="11"/>entries.add(</text:span><text:span text:style-name="T7">RAW_PINK_GARNET</text:span><text:span text:style-name="T5">);<text:line-break/> <text:s text:c="7"/>});<text:line-break/> <text:s text:c="3"/>}<text:line-break/>}</text:span></text:p>
          </table:table-cell>
        </table:table-row>
      </table:table>
      <text:p text:style-name="P14"/>
      <text:p text:style-name="P14"/>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3">Click Here</text:span></text:a> </text:p>
      <text:p text:style-name="P15">For blocks:</text:p>
      <text:p text:style-name="P15">Register both the item and block using mod blocks. Ensure that mod blocks is called by client</text:p>
      <text:p text:style-name="P15">For the assets side, assume tutorialmods is ~</text:p>
      <text:p text:style-name="P16">~\blockstates</text:p>
      <text:p text:style-name="P15"><text:tab/>- <text:span text:style-name="T14">describes which model to use depending on the blocks state. For regular blocks this is simple, but for complex things like crops that have an age property, it would be more complex.</text:span></text:p>
      <text:p text:style-name="P16">~\models\block</text:p>
      <text:p text:style-name="P15"><text:tab/>- block.json describes how the item generates <text:span text:style-name="T14">in world</text:span>. /cube_all, indicates a 6 sides shape using the same texture on all faces.</text:p>
      <text:p text:style-name="P17">~\models\item</text:p>
      <text:p text:style-name="P18"><text:tab/>- describes how the block item looks in the inventory/hand, <text:span text:style-name="T15">points back to the same file made in models/block</text:span></text:p>
      <text:p text:style-name="P16">~\textures\block</text:p>
      <text:p text:style-name="P16"><text:span text:style-name="T16">- </text:span><text:span text:style-name="T17">Contains the .png</text:span></text:p>
      <text:p text:style-name="P19">blockstates\&lt;block&gt;.json</text:p>
      <table:table table:name="Table6" table:style-name="Table6">
        <table:table-column table:style-name="Table6.A"/>
        <table:table-row>
          <table:table-cell table:style-name="Table6.A1" office:value-type="string">
            <text:p text:style-name="P13" loext:marker-style-name="T5"><text:span text:style-name="T5">{<text:line-break/> <text:s/></text:span><text:span text:style-name="T13">"variants"</text:span><text:span text:style-name="T5">: {<text:line-break/> <text:s text:c="3"/></text:span><text:span text:style-name="T13">""</text:span><text:span text:style-name="T5">: {<text:line-break/> <text:s text:c="5"/></text:span><text:span text:style-name="T13">"model"</text:span><text:span text:style-name="T5">: </text:span><text:span text:style-name="T8">"tutorialmod:block/pink_garnet_block"<text:line-break/> <text:s text:c="3"/></text:span><text:span text:style-name="T5">}<text:line-break/> <text:s/>}<text:line-break/>}</text:span></text:p>
          </table:table-cell>
        </table:table-row>
      </table:table>
      <text:p text:style-name="P19"/>
      <text:p text:style-name="P19">models\block\&lt;block&gt;.json</text:p>
      <table:table table:name="Table7" table:style-name="Table7">
        <table:table-column table:style-name="Table7.A"/>
        <table:table-row>
          <table:table-cell table:style-name="Table7.A1" office:value-type="string">
            <text:p text:style-name="P13" loext:marker-style-name="T5"><text:span text:style-name="T5">{<text:line-break/> <text:s/></text:span><text:span text:style-name="T13">"parent"</text:span><text:span text:style-name="T5">: </text:span><text:span text:style-name="T8">"minecraft:block/cube_all"</text:span><text:span text:style-name="T5">,<text:line-break/> <text:s/></text:span><text:span text:style-name="T13">"textures"</text:span><text:span text:style-name="T5">: {<text:line-break/> <text:s text:c="3"/></text:span><text:span text:style-name="T13">"all"</text:span><text:span text:style-name="T5">: </text:span><text:span text:style-name="T8">"tutorialmod:block/pink_garnet_block"<text:line-break/> <text:s/></text:span><text:span text:style-name="T5">}<text:line-break/>}</text:span></text:p>
          </table:table-cell>
        </table:table-row>
      </table:table>
      <text:p text:style-name="P19"/>
      <text:p text:style-name="P19">models\item\&lt;block&gt;.json</text:p>
      <table:table table:name="Table8" table:style-name="Table8">
        <table:table-column table:style-name="Table8.A"/>
        <table:table-row>
          <table:table-cell table:style-name="Table8.A1" office:value-type="string">
            <text:p text:style-name="P13" loext:marker-style-name="T5"><text:span text:style-name="T5">{<text:line-break/> <text:s/></text:span><text:span text:style-name="T13">"parent"</text:span><text:span text:style-name="T5">: </text:span><text:span text:style-name="T8">"tutorialmod:block/pink_garnet_block"<text:line-break/></text:span><text:span text:style-name="T5">}</text:span></text:p>
          </table:table-cell>
        </table:table-row>
      </table:table>
      <text:p text:style-name="P19"><text:soft-page-break/>ModBlocks.java</text:p>
      <table:table table:name="Table5" table:style-name="Table5">
        <table:table-column table:style-name="Table5.A"/>
        <table:table-row>
          <table:table-cell table:style-name="Table5.A1" office:value-type="string">
            <text:p text:style-name="P13" loext:marker-style-name="T5"><text:span text:style-name="T6">package </text:span><text:span text:style-name="T5">net.matt.tutorialmod.block;<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block.AbstractBlock;<text:line-break/></text:span><text:span text:style-name="T6">import </text:span><text:span text:style-name="T5">net.minecraft.block.Block;<text:line-break/></text:span><text:span text:style-name="T6">import </text:span><text:span text:style-name="T5">net.minecraft.item.BlockItem;<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sound.BlockSoundGroup;<text:line-break/></text:span><text:span text:style-name="T6">import </text:span><text:span text:style-name="T5">net.minecraft.util.Identifier;<text:line-break/><text:line-break/></text:span><text:span text:style-name="T6">public class </text:span><text:span text:style-name="T5">ModBlocks {<text:line-break/><text:line-break/> <text:s text:c="3"/></text:span><text:span text:style-name="T12">/* To register blocks you need to register the block itself as well as the item associated with it. */<text:line-break/><text:line-break/> <text:s text:c="3"/>//register blocks<text:line-break/> <text:s text:c="3"/></text:span><text:span text:style-name="T6">public static final </text:span><text:span text:style-name="T5">Block </text:span><text:span text:style-name="T7">PINK_GARNET_BLOCK </text:span><text:span text:style-name="T5">= </text:span><text:span text:style-name="T9">registerBlock</text:span><text:span text:style-name="T5">(</text:span><text:span text:style-name="T8">"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 .requiresTool().sounds(BlockSoundGroup.</text:span><text:span text:style-name="T7">AMETHYST_BLOCK</text:span><text:span text:style-name="T5">))); </text:span><text:span text:style-name="T12">//Set sounds and tool settings<text:line-break/> <text:s text:c="3"/></text:span><text:span text:style-name="T6">public static final </text:span><text:span text:style-name="T5">Block </text:span><text:span text:style-name="T7">RAW_PINK_GARNET_BLOCK </text:span><text:span text:style-name="T5">= </text:span><text:span text:style-name="T9">registerBlock</text:span><text:span text:style-name="T5">(</text:span><text:span text:style-name="T8">"raw_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requiresTool().sounds(BlockSoundGroup.</text:span><text:span text:style-name="T7">AMETHYST_BLOCK</text:span><text:span text:style-name="T5">))); </text:span><text:span text:style-name="T12">//Set sounds and tool settings<text:line-break/><text:line-break/> <text:s text:c="3"/>//===helper Methods===<text:line-break/> <text:s text:c="3"/>//Register Block<text:line-break/> <text:s text:c="3"/></text:span><text:span text:style-name="T6">private static </text:span><text:span text:style-name="T5">Block </text:span><text:span text:style-name="T11">registerBlock</text:span><text:span text:style-name="T5">(String name, Block block){<text:line-break/> <text:s text:c="7"/></text:span><text:span text:style-name="T9">registerBlockItem</text:span><text:span text:style-name="T5">(name, block);<text:line-break/> <text:s text:c="7"/></text:span><text:span text:style-name="T6">return <text:s/></text:span><text:span text:style-name="T5">Registry.</text:span><text:span text:style-name="T9">register</text:span><text:span text:style-name="T5">(Registries.</text:span><text:span text:style-name="T7">BLOCK</text:span><text:span text:style-name="T5">, Identifier.</text:span><text:span text:style-name="T9">of</text:span><text:span text:style-name="T5">(TutorialMod.</text:span><text:span text:style-name="T7">MOD_ID</text:span><text:span text:style-name="T5">, name), block);<text:line-break/> <text:s text:c="3"/>}<text:line-break/><text:line-break/> <text:s text:c="3"/></text:span><text:span text:style-name="T12">//Register Block Item<text:line-break/> <text:s text:c="3"/></text:span><text:span text:style-name="T6">private static void </text:span><text:span text:style-name="T11">registerBlockItem</text:span><text:span text:style-name="T5">(String name, Block block){<text:line-break/> <text:s text:c="7"/>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 </text:span><text:span text:style-name="T6">new </text:span><text:span text:style-name="T5">BlockItem(block, </text:span><text:span text:style-name="T6">new </text:span><text:span text:style-name="T5">Item.Settings()));<text:line-break/> <text:s text:c="3"/>}<text:line-break/><text:line-break/> <text:s text:c="4"/></text:span><text:span text:style-name="T6">public static void </text:span><text:span text:style-name="T11">registerModBlocks</text:span><text:span text:style-name="T5">(){<text:line-break/> <text:s text:c="8"/>TutorialMod.</text:span><text:span text:style-name="T7">LOGGER</text:span><text:span text:style-name="T5">.info(</text:span><text:span text:style-name="T8">"Registering Mod Blocks for " </text:span><text:span text:style-name="T5">+ TutorialMod.</text:span><text:span text:style-name="T7">MOD_ID</text:span><text:span text:style-name="T5">);<text:line-break/><text:line-break/> <text:s text:c="8"/></text:span><text:span text:style-name="T12">//Add blocks to inventory<text:line-break/> <text:s text:c="8"/></text:span><text:span text:style-name="T5">ItemGroupEvents.</text:span><text:span text:style-name="T9">modifyEntriesEvent</text:span><text:span text:style-name="T5">(ItemGroups.</text:span><text:span text:style-name="T7">BUILDING_BLOCKS</text:span><text:span text:style-name="T5">).register(entries -&gt; {<text:line-break/> <text:s text:c="12"/>entries.add(ModBlocks.</text:span><text:span text:style-name="T7">PINK_GARNET_BLOCK</text:span><text:span text:style-name="T5">);<text:line-break/> <text:s text:c="12"/>entries.add(ModBlocks.</text:span><text:span text:style-name="T7">RAW_PINK_GARNET_BLOCK</text:span><text:span text:style-name="T5">);<text:line-break/> <text:s text:c="8"/>});<text:line-break/> <text:s text:c="4"/>}<text:line-break/>}</text:span></text:p>
          </table:table-cell>
        </table:table-row>
      </table:table>
      <text:p text:style-name="P19"/>
      <text:h text:style-name="P20" text:outline-level="2"/>
      <text:h text:style-name="P21" text:outline-level="2"><text:bookmark-start text:name="__RefHeading___Toc5055_2543110105"/>4: Item Groups<text:bookmark-end text:name="__RefHeading___Toc5055_2543110105"/></text:h>
      <text:p text:style-name="P22">Video: <text:a xlink:type="simple" xlink:href="https://www.youtube.com/watch?v=J1KbFLBPenA&amp;list=PLKGarocXCE1H_HxOYihQMq0mlpqiUJj4L&amp;index=4" text:style-name="Internet_20_link" text:visited-style-name="Visited_20_Internet_20_Link"><text:span text:style-name="T19">Click Here</text:span></text:a> </text:p>
      <text:p text:style-name="P23">Simple to do and self explanatory.</text:p>
      <table:table table:name="Table9" table:style-name="Table9">
        <table:table-column table:style-name="Table9.A"/>
        <table:table-row>
          <table:table-cell table:style-name="Table9.A1" office:value-type="string">
            <text:p text:style-name="P13" loext:marker-style-name="T5"><text:span text:style-name="T6">package </text:span><text:span text:style-name="T5">net.matt.tutorialmod.item;<text:line-break/><text:line-break/></text:span><text:span text:style-name="T6">import </text:span><text:span text:style-name="T5">net.fabricmc.fabric.api.itemgroup.v1.FabricItemGroup;<text:line-break/></text:span><text:span text:style-name="T6">import </text:span><text:span text:style-name="T5">net.matt.tutorialmod.TutorialMod;<text:line-break/></text:span><text:span text:style-name="T6">import </text:span><text:span text:style-name="T5">net.matt.tutorialmod.block.ModBlocks;<text:line-break/></text:span><text:span text:style-name="T6">import </text:span><text:span text:style-name="T5">net.minecraft.item.ItemGroup;<text:line-break/></text:span><text:span text:style-name="T6">import </text:span><text:span text:style-name="T5">net.minecraft.item.ItemStack;<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text.Text;<text:line-break/></text:span><text:span text:style-name="T6">import </text:span><text:span text:style-name="T5">net.minecraft.util.Identifier;<text:line-break/><text:line-break/></text:span><text:span text:style-name="T6">public class </text:span><text:span text:style-name="T5">ModItemGroups {<text:line-break/> <text:s text:c="3"/></text:span><text:span text:style-name="T12">//Custom Item Groups<text:line-break/> <text:s text:c="3"/></text:span><text:span text:style-name="T6">public static final </text:span><text:span text:style-name="T5">ItemGroup </text:span><text:span text:style-name="T7">PINK_GARNET_ITEM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items"</text:span><text:span text:style-name="T5">),<text:line-break/> <text:s text:c="11"/>FabricItemGroup.</text:span><text:span text:style-name="T9">builder</text:span><text:span text:style-name="T5">().icon(() -&gt; </text:span><text:span text:style-name="T6">new </text:span><text:span text:style-name="T5">ItemStack(ModItems.</text:span><text:span text:style-name="T7">PINK_GARNET</text:span><text:span text:style-name="T5">))<text:line-break/> <text:s text:c="19"/>.displayName(Text.</text:span><text:span text:style-name="T9">translatable</text:span><text:span text:style-name="T5">(</text:span><text:span text:style-name="T8">"itemgroup.tutorialmod.pink_garnet_items"</text:span><text:span text:style-name="T5">))<text:line-break/> <text:s text:c="19"/>.entries((displayContext, entries) -&gt; {<text:line-break/> <text:s text:c="23"/>entries.add(ModItems.</text:span><text:span text:style-name="T7">PINK_GARNET</text:span><text:span text:style-name="T5">);<text:line-break/> <text:s text:c="23"/>entries.add(ModItems.</text:span><text:span text:style-name="T7">RAW_PINK_GARNET</text:span><text:span text:style-name="T5">);<text:line-break/><text:line-break/> <text:s text:c="19"/>}).build());<text:line-break/><text:line-break/> <text:s text:c="3"/></text:span><text:span text:style-name="T6">public static final </text:span><text:span text:style-name="T5">ItemGroup </text:span><text:span text:style-name="T7">PINK_GARNET_BLOCK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blocks"</text:span><text:span text:style-name="T5">),<text:line-break/> <text:s text:c="11"/>FabricItemGroup.</text:span><text:span text:style-name="T9">builder</text:span><text:span text:style-name="T5">().icon(() -&gt; </text:span><text:span text:style-name="T6">new </text:span><text:span text:style-name="T5">ItemStack(ModBlocks.</text:span><text:span text:style-name="T7">PINK_GARNET_BLOCK</text:span><text:span text:style-name="T5">))<text:line-break/> <text:s text:c="19"/>.displayName(Text.</text:span><text:span text:style-name="T9">translatable</text:span><text:span text:style-name="T5">(</text:span><text:span text:style-name="T8">"itemgroup.tutorialmod.pink_garnet_blocks"</text:span><text:span text:style-name="T5">))<text:line-break/> <text:s text:c="19"/>.entries((displayContext, entries) -&gt; {<text:line-break/> <text:s text:c="23"/>entries.add(ModBlocks.</text:span><text:span text:style-name="T7">PINK_GARNET_BLOCK</text:span><text:span text:style-name="T5">);<text:line-break/> <text:s text:c="23"/>entries.add(ModBlocks.</text:span><text:span text:style-name="T7">RAW_PINK_GARNET_BLOCK</text:span><text:span text:style-name="T5">);<text:line-break/><text:line-break/> <text:s text:c="19"/>}).build());<text:line-break/><text:line-break/> <text:s text:c="3"/></text:span><text:span text:style-name="T12">//Register Item Groups Method, call in TutorialMod<text:line-break/> <text:s text:c="3"/></text:span><text:span text:style-name="T6">public static void </text:span><text:span text:style-name="T11">registerItemGroups</text:span><text:span text:style-name="T5">(){<text:line-break/> <text:s text:c="7"/>TutorialMod.</text:span><text:span text:style-name="T7">LOGGER</text:span><text:span text:style-name="T5">.info(</text:span><text:span text:style-name="T8">"Registering Item Groups for " </text:span><text:span text:style-name="T5">+ TutorialMod.</text:span><text:span text:style-name="T7">MOD_ID</text:span><text:span text:style-name="T5">);<text:line-break/> <text:s text:c="3"/>}<text:line-break/>}</text:span></text:p>
          </table:table-cell>
        </table:table-row>
      </table:table>
      <text:p text:style-name="P22"/>
      <text:h text:style-name="Heading_20_2" text:outline-level="2"/>
      <text:h text:style-name="P24" text:outline-level="2"/>
      <text:h text:style-name="P25" text:outline-level="2"><text:bookmark-start text:name="__RefHeading___Toc5057_2543110105"/>5: Custom Recipes &amp; Loot Tables<text:bookmark-end text:name="__RefHeading___Toc5057_2543110105"/></text:h>
      <text:p text:style-name="P26">Video: <text:a xlink:type="simple" xlink:href="https://www.youtube.com/watch?v=tpQ3VGUxhp8&amp;list=PLKGarocXCE1H_HxOYihQMq0mlpqiUJj4L&amp;index=5" text:style-name="Internet_20_link" text:visited-style-name="Visited_20_Internet_20_Link">Click here</text:a> </text:p>
      <text:p text:style-name="P27">Recipes are stored under:</text:p>
      <text:p text:style-name="P27">Resources &gt; data &gt; *MOD_ID* &gt; recipe\</text:p>
      <text:p text:style-name="P27">.json file is named based on the resulting item.</text:p>
      <text:p text:style-name="P28">Viewing vanilla recipes in project tree:</text:p>
      <text:p text:style-name="P29">external libraries &gt; minecraft-merged &gt; data &gt; minecraft &gt; recipe &gt;</text:p>
      <text:p text:style-name="P30">Can do the same for tags:</text:p>
      <text:p text:style-name="P30">Merged &gt; Tags &gt;</text:p>
      <text:p text:style-name="P27">Recipes:</text:p>
      <text:p text:style-name="P27">pink_garnet.json</text:p>
      <table:table table:name="Table11" table:style-name="Table11">
        <table:table-column table:style-name="Table11.A"/>
        <table:table-row>
          <table:table-cell table:style-name="Table11.A1" office:value-type="string">
            <text:p text:style-name="P13" loext:marker-style-name="T5"><text:span text:style-name="T5">{<text:line-break/> <text:s/></text:span><text:span text:style-name="T13">"type"</text:span><text:span text:style-name="T5">: </text:span><text:span text:style-name="T8">"minecraft:crafting_shapeless"</text:span><text:span text:style-name="T5">,<text:line-break/> <text:s/></text:span><text:span text:style-name="T13">"category"</text:span><text:span text:style-name="T5">: </text:span><text:span text:style-name="T8">"building"</text:span><text:span text:style-name="T5">,<text:line-break/> <text:s/></text:span><text:span text:style-name="T13">"ingredients"</text:span><text:span text:style-name="T5">: [<text:line-break/> <text:s text:c="3"/>{<text:line-break/> <text:s text:c="5"/></text:span><text:span text:style-name="T13">"item"</text:span><text:span text:style-name="T5">: </text:span><text:span text:style-name="T8">"tutorialmod:pink_garnet_block"<text:line-break/> <text:s text:c="3"/></text:span><text:span text:style-name="T5">}<text:line-break/> <text:s/>],<text:line-break/> <text:s/></text:span><text:span text:style-name="T13">"result"</text:span><text:span text:style-name="T5">: {<text:line-break/> <text:s text:c="3"/></text:span><text:span text:style-name="T13">"count"</text:span><text:span text:style-name="T5">: </text:span><text:span text:style-name="T18">9</text:span><text:span text:style-name="T5">,<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7"/>
      <text:p text:style-name="P27">pink_garnet_block.json</text:p>
      <table:table table:name="Table10" table:style-name="Table10">
        <table:table-column table:style-name="Table10.A"/>
        <table:table-row>
          <table:table-cell table:style-name="Table10.A1" office:value-type="string">
            <text:p text:style-name="P13" loext:marker-style-name="T5"><text:span text:style-name="T5">{<text:line-break/> <text:s/></text:span><text:span text:style-name="T13">"type"</text:span><text:span text:style-name="T5">: </text:span><text:span text:style-name="T8">"minecraft:crafting_shaped"</text:span><text:span text:style-name="T5">,<text:line-break/> <text:s/></text:span><text:span text:style-name="T13">"category"</text:span><text:span text:style-name="T5">: </text:span><text:span text:style-name="T8">"misc"</text:span><text:span text:style-name="T5">,<text:line-break/> <text:s/></text:span><text:span text:style-name="T13">"key"</text:span><text:span text:style-name="T5">: {<text:line-break/> <text:s text:c="3"/></text:span><text:span text:style-name="T13">"#" </text:span><text:span text:style-name="T5">: {<text:line-break/> <text:s text:c="5"/></text:span><text:span text:style-name="T13">"item"</text:span><text:span text:style-name="T5">: </text:span><text:span text:style-name="T8">"tutorialmod:pink_garnet"<text:line-break/> <text:s text:c="3"/></text:span><text:span text:style-name="T5">}<text:line-break/> <text:s/>},<text:line-break/> <text:s/></text:span><text:span text:style-name="T13">"pattern"</text:span><text:span text:style-name="T5">: [<text:line-break/> <text:s text:c="3"/></text:span><text:span text:style-name="T8">"###"</text:span><text:span text:style-name="T5">,<text:line-break/> <text:s text:c="3"/></text:span><text:span text:style-name="T8">"###"</text:span><text:span text:style-name="T5">,<text:line-break/> <text:s text:c="3"/></text:span><text:span text:style-name="T8">"###"<text:line-break/> <text:s/></text:span><text:span text:style-name="T5">],<text:line-break/> <text:s/></text:span><text:span text:style-name="T13">"result"</text:span><text:span text:style-name="T5">: {<text:line-break/> <text:s text:c="3"/></text:span><text:span text:style-name="T13">"count"</text:span><text:span text:style-name="T5">: </text:span><text:span text:style-name="T18">1</text:span><text:span text:style-name="T5">,<text:line-break/> <text:s text:c="3"/></text:span><text:span text:style-name="T13">"id"</text:span><text:span text:style-name="T5">: </text:span><text:span text:style-name="T8">"tutorialmod:pink_garnet_block"<text:line-break/> <text:s/></text:span><text:span text:style-name="T5">}<text:line-break/></text:span><text:soft-page-break/><text:span text:style-name="T5">}</text:span></text:p>
          </table:table-cell>
        </table:table-row>
      </table:table>
      <text:p text:style-name="P26"/>
      <text:p text:style-name="P28">pink_garnet_from_blasting.json</text:p>
      <table:table table:name="Table12" table:style-name="Table12">
        <table:table-column table:style-name="Table12.A"/>
        <table:table-row>
          <table:table-cell table:style-name="Table12.A1" office:value-type="string">
            <text:p text:style-name="P13" loext:marker-style-name="T5"><text:span text:style-name="T5">{<text:line-break/> <text:s/></text:span><text:span text:style-name="T13">"type"</text:span><text:span text:style-name="T5">: </text:span><text:span text:style-name="T8">"minecraft:blasting"</text:span><text:span text:style-name="T5">,<text:line-break/> <text:s/></text:span><text:span text:style-name="T13">"category"</text:span><text:span text:style-name="T5">: </text:span><text:span text:style-name="T8">"misc"</text:span><text:span text:style-name="T5">,<text:line-break/> <text:s/></text:span><text:span text:style-name="T13">"cookingtime"</text:span><text:span text:style-name="T5">: </text:span><text:span text:style-name="T18">100</text:span><text:span text:style-name="T5">,<text:line-break/> <text:s/></text:span><text:span text:style-name="T13">"experience"</text:span><text:span text:style-name="T5">: </text:span><text:span text:style-name="T18">0.2</text:span><text:span text:style-name="T5">,<text:line-break/> <text:s/></text:span><text:span text:style-name="T13">"group"</text:span><text:span text:style-name="T5">: </text:span><text:span text:style-name="T8">"pink_garnet"</text:span><text:span text:style-name="T5">,<text:line-break/> <text:s/></text:span><text:span text:style-name="T13">"ingredient"</text:span><text:span text:style-name="T5">: {<text:line-break/> <text:s text:c="3"/></text:span><text:span text:style-name="T13">"item"</text:span><text:span text:style-name="T5">: </text:span><text:span text:style-name="T8">"tutorialmod:raw_pink_garnet"<text:line-break/> <text:s/></text:span><text:span text:style-name="T5">},<text:line-break/> <text:s/></text:span><text:span text:style-name="T13">"result"</text:span><text:span text:style-name="T5">: {<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8"/>
      <text:p text:style-name="P31">Tags</text:p>
      <text:p text:style-name="P32">in modblocks.java .requiresTool() Indicates items only drop with correct tool</text:p>
      <text:p text:style-name="P32">Tags are contained within:</text:p>
      <text:p text:style-name="P33">resources &gt; data &gt; minecraft &gt; tags &gt; mineable &gt; &lt;file&gt;.json</text:p>
      <text:p text:style-name="P34">(this minecraft directory has to be made)</text:p>
      <text:p text:style-name="P32">in this case, pickaxe.json contains all of your mod blocks that requires a pickaxe for items to drop.</text:p>
      <text:p text:style-name="P32">Pickaxe.json</text:p>
      <table:table table:name="Table13" table:style-name="Table13">
        <table:table-column table:style-name="Table13.A"/>
        <table:table-row table:style-name="Table13.1">
          <table:table-cell table:style-name="Table13.A1" office:value-type="string">
            <text:p text:style-name="P13"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pink_garnet_block"</text:span><text:span text:style-name="T5">,<text:line-break/> <text:s text:c="3"/></text:span><text:span text:style-name="T8">"tutorialmod:raw_pink_garnet_block"</text:span><text:span text:style-name="T5">,<text:line-break/> <text:s text:c="3"/></text:span><text:span text:style-name="T8">"tutorialmod:pink_garnet_ore"</text:span><text:span text:style-name="T5">,<text:line-break/> <text:s text:c="3"/></text:span><text:span text:style-name="T8">"tutorialmod:pink_garnet_deepslate_ore"<text:line-break/> <text:s/></text:span><text:span text:style-name="T5">]<text:line-break/>}</text:span></text:p>
          </table:table-cell>
        </table:table-row>
      </table:table>
      <text:p text:style-name="P32"/>
      <text:p text:style-name="P30">For mining levels: </text:p>
      <text:p text:style-name="P30">(Mineable by this and above only)</text:p>
      <text:p text:style-name="P30"/>
      <text:p text:style-name="P35"/>
      <text:p text:style-name="P36">Loot Tables</text:p>
      <text:p text:style-name="P37">Contained in:</text:p>
      <text:p text:style-name="P38">data &gt; tutorialmod &gt; loot_table &gt; blocks</text:p>
      <text:p text:style-name="P39">Refer to vanilla loottables for samples</text:p>
      <text:h text:style-name="P40" text:outline-level="2"/>
      <text:h text:style-name="P41" text:outline-level="2"><text:bookmark-start text:name="__RefHeading___Toc5059_2543110105"/>6: Custom Advanced Item<text:bookmark-end text:name="__RefHeading___Toc5059_2543110105"/></text:h>
      <text:p text:style-name="P42">Video: <text:a xlink:type="simple" xlink:href="https://www.youtube.com/watch?v=bVho57E_1hU&amp;list=PLKGarocXCE1H_HxOYihQMq0mlpqiUJj4L&amp;index=6" text:style-name="Internet_20_link" text:visited-style-name="Visited_20_Internet_20_Link">Click Here</text:a> </text:p>
      <text:p text:style-name="P42">Custom Item Class</text:p>
      <text:p text:style-name="P43">highlighting over Item in extends item and press ‘Ctrl + h’ to show class h<text:span text:style-name="T20">ei</text:span>gh<text:span text:style-name="T20">er</text:span>cy</text:p>
      <text:p text:style-name="P44">Naming Convention: add Item to end</text:p>
      <text:p text:style-name="P44">Chisel.java</text:p>
      <table:table table:name="Table14" table:style-name="Table14">
        <table:table-column table:style-name="Table14.A"/>
        <table:table-row>
          <table:table-cell table:style-name="Table14.A1" office:value-type="string">
            <text:p text:style-name="P13" loext:marker-style-name="T5"><text:span text:style-name="T6">public class </text:span><text:span text:style-name="T5">ChiselItem </text:span><text:span text:style-name="T6">extends </text:span><text:span text:style-name="T5">Item {<text:line-break/><text:line-break/> <text:s text:c="3"/></text:span><text:span text:style-name="T6">private static final </text:span><text:span text:style-name="T5">Map&lt;Block, Block&gt; </text:span><text:span text:style-name="T7">CHISEL_MAP </text:span><text:span text:style-name="T5">= Map.</text:span><text:span text:style-name="T9">of</text:span><text:span text:style-name="T5">(<text:line-break/> <text:s text:c="11"/>Blocks.</text:span><text:span text:style-name="T7">STONE</text:span><text:span text:style-name="T5">, Blocks.</text:span><text:span text:style-name="T7">STONE_BRICKS</text:span><text:span text:style-name="T5">,<text:line-break/> <text:s text:c="11"/>Blocks.</text:span><text:span text:style-name="T7">END_STONE</text:span><text:span text:style-name="T5">, Blocks.</text:span><text:span text:style-name="T7">END_STONE_BRICKS</text:span><text:span text:style-name="T5">,<text:line-break/> <text:s text:c="11"/>Blocks.</text:span><text:span text:style-name="T7">NETHERRACK</text:span><text:span text:style-name="T5">, Blocks.</text:span><text:span text:style-name="T7">NETHER_BRICKS</text:span><text:span text:style-name="T5">,<text:line-break/> <text:s text:c="11"/>Blocks.</text:span><text:span text:style-name="T7">DEEPSLATE</text:span><text:span text:style-name="T5">, Blocks.</text:span><text:span text:style-name="T7">DEEPSLATE_BRICKS</text:span><text:span text:style-name="T5">,<text:line-break/> <text:s text:c="11"/>Blocks.</text:span><text:span text:style-name="T7">OAK_LOG</text:span><text:span text:style-name="T5">, ModBlocks.</text:span><text:span text:style-name="T7">PINK_GARNET_BLOCK<text:line-break/> <text:s text:c="3"/></text:span><text:span text:style-name="T5">);<text:line-break/><text:line-break/> <text:s text:c="3"/></text:span><text:span text:style-name="T6">public </text:span><text:span text:style-name="T11">ChiselItem</text:span><text:span text:style-name="T5">(Settings settings) {<text:line-break/> <text:s text:c="7"/></text:span><text:span text:style-name="T6">super</text:span><text:span text:style-name="T5">(settings);<text:line-break/> <text:s text:c="3"/>}<text:line-break/><text:line-break/> <text:s text:c="3"/></text:span><text:span text:style-name="T12">//want to make this item do something when clicking on another block with it:<text:line-break/> <text:s text:c="3"/></text:span><text:span text:style-name="T10">@Override<text:line-break/> <text:s text:c="3"/></text:span><text:span text:style-name="T6">public </text:span><text:span text:style-name="T5">ActionResult </text:span><text:span text:style-name="T11">useOnBlock</text:span><text:span text:style-name="T5">(ItemUsageContext context) { </text:span><text:span text:style-name="T12">//ItemUsageContext allows for a lot of information to be gotten<text:line-break/> <text:s text:c="7"/></text:span><text:span text:style-name="T5">World world = context.getWorld();<text:line-break/> <text:s text:c="7"/>Block clickedBlock = world.getBlockState(context.getBlockPos()).getBlock(); </text:span><text:span text:style-name="T12">//gets the block located at the location that was clicked<text:line-break/><text:line-break/> <text:s text:c="7"/>//Check if block is part of map<text:line-break/> <text:s text:c="7"/></text:span><text:span text:style-name="T6">if</text:span><text:span text:style-name="T5">(</text:span><text:span text:style-name="T7">CHISEL_MAP</text:span><text:span text:style-name="T5">.containsKey(clickedBlock)){<text:line-break/> <text:s text:c="11"/></text:span><text:span text:style-name="T12">//Makes this only occur on server side rather than client<text:line-break/> <text:s text:c="11"/></text:span><text:span text:style-name="T6">if</text:span><text:span text:style-name="T5">(!world.isClient()){<text:line-break/> <text:s text:c="15"/></text:span><text:span text:style-name="T12">//swap block for new block<text:line-break/> <text:s text:c="15"/></text:span><text:span text:style-name="T5">world.setBlockState(context.getBlockPos(), </text:span><text:span text:style-name="T7">CHISEL_MAP</text:span><text:span text:style-name="T5">.get(clickedBlock).getDefaultState());<text:line-break/><text:line-break/> <text:s text:c="15"/></text:span><text:span text:style-name="T12">//damage the held item<text:line-break/> <text:s text:c="15"/></text:span><text:span text:style-name="T5">context.getStack().damage(</text:span><text:span text:style-name="T18">1</text:span><text:span text:style-name="T5">,((ServerWorld) world), ((ServerPlayerEntity) context.getPlayer()),<text:line-break/> <text:s text:c="23"/>item -&gt; </text:span><text:span text:style-name="T13">context</text:span><text:span text:style-name="T5">.getPlayer().sendEquipmentBreakStatus(item, EquipmentSlot.</text:span><text:span text:style-name="T7">MAINHAND</text:span><text:span text:style-name="T5">));<text:line-break/><text:line-break/> <text:s text:c="15"/></text:span><text:span text:style-name="T12">//Play sound<text:line-break/> <text:s text:c="15"/></text:span><text:span text:style-name="T5">world.playSound(</text:span><text:span text:style-name="T6">null</text:span><text:span text:style-name="T5">, context.getBlockPos(), SoundEvents.</text:span><text:span text:style-name="T7">BLOCK_GRINDSTONE_USE</text:span><text:span text:style-name="T5">, SoundCategory.</text:span><text:span text:style-name="T7">BLOCKS</text:span><text:span text:style-name="T5">);<text:line-break/> <text:s text:c="11"/>}<text:line-break/> <text:s text:c="7"/>}<text:line-break/> <text:s text:c="7"/></text:span><text:span text:style-name="T12">//Causes the hand to show using of the item<text:line-break/> <text:s text:c="7"/></text:span><text:span text:style-name="T6">return </text:span><text:span text:style-name="T5">ActionResult.</text:span><text:span text:style-name="T7">SUCCESS</text:span><text:span text:style-name="T5">;<text:line-break/> <text:s text:c="3"/>}<text:line-break/>}</text:span></text:p>
          </table:table-cell>
        </table:table-row>
      </table:table>
      <text:p text:style-name="P44"/>
      <text:p text:style-name="P44"/>
      <text:p text:style-name="P44"><text:soft-page-break/>To register custom item in modItems:</text:p>
      <table:table table:name="Table15" table:style-name="Table15">
        <table:table-column table:style-name="Table15.A"/>
        <table:table-row>
          <table:table-cell table:style-name="Table15.A1" office:value-type="string">
            <text:p text:style-name="P13" loext:marker-style-name="T5"><text:span text:style-name="T6">public static final </text:span><text:span text:style-name="T5">Item </text:span><text:span text:style-name="T7">CHISEL </text:span><text:span text:style-name="T5">= </text:span><text:span text:style-name="T9">registerItem</text:span><text:span text:style-name="T5">(</text:span><text:span text:style-name="T8">"chisel"</text:span><text:span text:style-name="T5">, </text:span><text:span text:style-name="T6">new </text:span><text:span text:style-name="T5">ChiselItem(</text:span><text:span text:style-name="T6">new </text:span><text:span text:style-name="T5">Item.Settings().maxDamage(</text:span><text:span text:style-name="T18">32</text:span><text:span text:style-name="T5">)));</text:span></text:p>
          </table:table-cell>
        </table:table-row>
      </table:table>
      <text:p text:style-name="P44"/>
      <text:h text:style-name="P45" text:outline-level="2"><text:bookmark-start text:name="__RefHeading___Toc5061_2543110105"/>7: Custom Advanced Blocks<text:bookmark-end text:name="__RefHeading___Toc5061_2543110105"/></text:h>
      <text:p text:style-name="P46">Video: <text:a xlink:type="simple" xlink:href="https://www.youtube.com/watch?v=Ukb3nGFFW1U&amp;list=PLKGarocXCE1H_HxOYihQMq0mlpqiUJj4L&amp;index=7" text:style-name="Internet_20_link" text:visited-style-name="Visited_20_Internet_20_Link">Click Here</text:a> </text:p>
      <text:p text:style-name="P47">Same Situation as custom items</text:p>
      <text:p text:style-name="P48">block &gt; custom &gt; &lt;customblock&gt;.java</text:p>
      <text:p text:style-name="P47">magic_block.java</text:p>
      <table:table table:name="Table16" table:style-name="Table16">
        <table:table-column table:style-name="Table16.A"/>
        <table:table-row>
          <table:table-cell table:style-name="Table16.A1" office:value-type="string">
            <text:p text:style-name="P13" loext:marker-style-name="T5"><text:span text:style-name="T6">public class </text:span><text:span text:style-name="T5">MagicBlock </text:span><text:span text:style-name="T6">extends </text:span><text:span text:style-name="T5">Block {<text:line-break/> <text:s text:c="3"/></text:span><text:span text:style-name="T6">public </text:span><text:span text:style-name="T11">MagicBlock</text:span><text:span text:style-name="T5">(Settings settings) {<text:line-break/> <text:s text:c="7"/></text:span><text:span text:style-name="T6">super</text:span><text:span text:style-name="T5">(settings);<text:line-break/> <text:s text:c="3"/>}<text:line-break/><text:line-break/><text:line-break/> <text:s text:c="3"/></text:span><text:span text:style-name="T12">//onUse called when you right-click a block with no item in your hand<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text:line-break/> <text:s text:c="7"/></text:span><text:span text:style-name="T12">//Play sound at player pos<text:line-break/> <text:s text:c="7"/></text:span><text:span text:style-name="T5">world.playSound(player, pos, SoundEvents.</text:span><text:span text:style-name="T7">BLOCK_AMETHYST_BLOCK_CHIME</text:span><text:span text:style-name="T5">, SoundCategory.</text:span><text:span text:style-name="T7">BLOCKS</text:span><text:span text:style-name="T5">, </text:span><text:span text:style-name="T18">1f</text:span><text:span text:style-name="T5">, </text:span><text:span text:style-name="T18">1f</text:span><text:span text:style-name="T5">);<text:line-break/><text:line-break/> <text:s text:c="7"/></text:span><text:span text:style-name="T6">return </text:span><text:span text:style-name="T5">ActionResult.</text:span><text:span text:style-name="T7">SUCCESS</text:span><text:span text:style-name="T5">;<text:line-break/> <text:s text:c="3"/>}<text:line-break/><text:line-break/><text:line-break/> <text:s text:c="3"/></text:span><text:span text:style-name="T12">//When an item is thrown onto the block, transforms the item into something new<text:line-break/> <text:s text:c="3"/></text:span><text:span text:style-name="T10">@Override<text:line-break/> <text:s text:c="3"/></text:span><text:span text:style-name="T6">public void </text:span><text:span text:style-name="T11">onSteppedOn</text:span><text:span text:style-name="T5">(World world, BlockPos pos, BlockState state, Entity entity) {<text:line-break/> <text:s text:c="7"/></text:span><text:span text:style-name="T12">//Check if the entity is the item<text:line-break/> <text:s text:c="7"/></text:span><text:span text:style-name="T6">if</text:span><text:span text:style-name="T5">(entity </text:span><text:span text:style-name="T6">instanceof </text:span><text:span text:style-name="T5">ItemEntity itemEntity){<text:line-break/> <text:s text:c="11"/></text:span><text:span text:style-name="T12">//Check the type of item<text:line-break/> <text:s text:c="11"/></text:span><text:span text:style-name="T6">if</text:span><text:span text:style-name="T5">(itemEntity.getStack().getItem() == ModItems.</text:span><text:span text:style-name="T7">RAW_PINK_GARNET</text:span><text:span text:style-name="T5">){<text:line-break/> <text:s text:c="15"/></text:span><text:span text:style-name="T12">//Converts stack item into diamond, of count stack equal to stack count<text:line-break/> <text:s text:c="15"/></text:span><text:span text:style-name="T5">itemEntity.setStack(</text:span><text:span text:style-name="T6">new </text:span><text:span text:style-name="T5">ItemStack(Items.</text:span><text:span text:style-name="T7">DIAMOND</text:span><text:span text:style-name="T5">, itemEntity.getStack().getCount()));<text:line-break/> <text:s text:c="11"/>}<text:line-break/> <text:s text:c="7"/>}<text:line-break/><text:line-break/> <text:s text:c="7"/></text:span><text:span text:style-name="T6">super</text:span><text:span text:style-name="T5">.onSteppedOn(world, pos, state, entity);<text:line-break/> <text:s text:c="3"/>}<text:line-break/>}</text:span></text:p>
          </table:table-cell>
        </table:table-row>
      </table:table>
      <text:p text:style-name="P47"/>
      <text:h text:style-name="P49" text:outline-level="2"/>
      <text:h text:style-name="P50" text:outline-level="2"><text:bookmark-start text:name="__RefHeading___Toc5063_2543110105"/>8: Custom Food &amp; Fuel<text:bookmark-end text:name="__RefHeading___Toc5063_2543110105"/></text:h>
      <text:p text:style-name="P47">Video: <text:a xlink:type="simple" xlink:href="https://www.youtube.com/watch?v=qqME_n47MdE&amp;list=PLKGarocXCE1H_HxOYihQMq0mlpqiUJj4L&amp;index=8" text:style-name="Internet_20_link" text:visited-style-name="Visited_20_Internet_20_Link">Click Here</text:a> </text:p>
      <text:p text:style-name="P51">Food:</text:p>
      <text:p text:style-name="P52">Need a custom ModFoodComponents class:</text:p>
      <text:p text:style-name="P53">MOD_ID &gt; item &gt;ModFoodComponents</text:p>
      <table:table table:name="Table18" table:style-name="Table18">
        <table:table-column table:style-name="Table18.A"/>
        <table:table-row>
          <table:table-cell table:style-name="Table18.A1" office:value-type="string">
            <text:p text:style-name="P13" loext:marker-style-name="T5"><text:span text:style-name="T6">public class </text:span><text:span text:style-name="T5">ModFoodComponents {<text:line-break/> <text:s text:c="3"/></text:span><text:span text:style-name="T6">public static final </text:span><text:span text:style-name="T5">FoodComponent </text:span><text:span text:style-name="T7">CAULIFLOWER </text:span><text:span text:style-name="T5">= </text:span><text:span text:style-name="T6">new </text:span><text:span text:style-name="T5">FoodComponent.Builder().nutrition(</text:span><text:span text:style-name="T18">3</text:span><text:span text:style-name="T5">).saturationModifier(</text:span><text:span text:style-name="T18">0.25f</text:span><text:span text:style-name="T5">)<text:line-break/> <text:s text:c="11"/>.statusEffect(</text:span><text:span text:style-name="T6">new </text:span><text:span text:style-name="T5">StatusEffectInstance(StatusEffects.</text:span><text:span text:style-name="T7">HEALTH_BOOST</text:span><text:span text:style-name="T5">, </text:span><text:span text:style-name="T18">200</text:span><text:span text:style-name="T5">), </text:span><text:span text:style-name="T18">0.15f</text:span><text:span text:style-name="T5">).build();<text:line-break/>}</text:span></text:p>
          </table:table-cell>
        </table:table-row>
      </table:table>
      <text:p text:style-name="P52"/>
      <text:p text:style-name="P54">Registering Food Item in ModItems.java:</text:p>
      <table:table table:name="Table17" table:style-name="Table17">
        <table:table-column table:style-name="Table17.A"/>
        <table:table-row>
          <table:table-cell table:style-name="Table17.A1" office:value-type="string">
            <text:p text:style-name="P13"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text:span></text:p>
          </table:table-cell>
        </table:table-row>
      </table:table>
      <text:p text:style-name="P54"/>
      <text:p text:style-name="P51">Fuels:</text:p>
      <text:p text:style-name="P52">Same registering as a normal item. </text:p>
      <text:p text:style-name="P52">Setting it as a fuel is done within onInitialize<text:span text:style-name="T21">()</text:span> in <text:span text:style-name="T22">TutorialMod.</text:span>java <text:span text:style-name="T21">(main program)</text:span></text:p>
      <table:table table:name="Table19" table:style-name="Table19">
        <table:table-column table:style-name="Table19.A"/>
        <table:table-row table:style-name="Table19.1">
          <table:table-cell table:style-name="Table19.A1" office:value-type="string">
            <text:p text:style-name="P13" loext:marker-style-name="T5"><text:span text:style-name="T12">//Define item as Fuel item:<text:line-break/></text:span><text:span text:style-name="T5">FuelRegistry.</text:span><text:span text:style-name="T7">INSTANCE</text:span><text:span text:style-name="T5">.add(ModItems.</text:span><text:span text:style-name="T7">STARLIGHT_ASHES</text:span><text:span text:style-name="T5">, </text:span><text:span text:style-name="T18">600</text:span><text:span text:style-name="T5">);</text:span></text:p>
          </table:table-cell>
        </table:table-row>
      </table:table>
      <text:p text:style-name="P52"/>
      <text:h text:style-name="P55" text:outline-level="2"/>
      <text:h text:style-name="P56" text:outline-level="2"><text:bookmark-start text:name="__RefHeading___Toc5065_2543110105"/>9: Custom Tool Tips<text:bookmark-end text:name="__RefHeading___Toc5065_2543110105"/></text:h>
      <text:p text:style-name="P57">Video: <text:a xlink:type="simple" xlink:href="https://www.youtube.com/watch?v=2uH44Y7KsnU&amp;list=PLKGarocXCE1H_HxOYihQMq0mlpqiUJj4L&amp;index=9" text:style-name="Internet_20_link" text:visited-style-name="Visited_20_Internet_20_Link">Click Here</text:a> </text:p>
      <text:p text:style-name="P57">3 Ways to add them!</text:p>
      <text:p text:style-name="P57">If the item/block already has a custom class, you can override the append method and add your key. This can then be translated in the lang file.</text:p>
      <text:p text:style-name="P58">They accept formatting codes using the paragraph symbol: ¶</text:p>
      <text:p text:style-name="P58">MagicBlock.java</text:p>
      <table:table table:name="Table20" table:style-name="Table20">
        <table:table-column table:style-name="Table20.A"/>
        <table:table-row>
          <table:table-cell table:style-name="Table20.A1" office:value-type="string">
            <text:p text:style-name="P13" loext:marker-style-name="T5"><text:span text:style-name="T12">//Set Tooltip!<text:line-break/></text:span><text:span text:style-name="T10">@Override<text:line-break/></text:span><text:span text:style-name="T6">public void </text:span><text:span text:style-name="T11">appendTooltip</text:span><text:span text:style-name="T5">(ItemStack stack, Item.TooltipContext context, List&lt;Text&gt; tooltip, TooltipType options) {<text:line-break/> <text:s text:c="3"/></text:span><text:span text:style-name="T12">//set key to use in .lang file<text:line-break/> <text:s text:c="3"/></text:span><text:span text:style-name="T5">tooltip.add(Text.</text:span><text:span text:style-name="T9">translatable</text:span><text:span text:style-name="T5">(</text:span><text:span text:style-name="T8">"tooltip.tutorialmod.magic_block.tooltip"</text:span><text:span text:style-name="T5">));<text:line-break/> <text:s text:c="3"/></text:span><text:span text:style-name="T6">super</text:span><text:span text:style-name="T5">.appendTooltip(stack, context, tooltip, options);<text:line-break/>}</text:span></text:p>
          </table:table-cell>
        </table:table-row>
      </table:table>
      <text:p text:style-name="P57"/>
      <text:p text:style-name="P58">Alternative view while shifting:</text:p>
      <text:p text:style-name="P58">ChiselItem.Java</text:p>
      <table:table table:name="Table21" table:style-name="Table21">
        <table:table-column table:style-name="Table21.A"/>
        <table:table-row>
          <table:table-cell table:style-name="Table21.A1" office:value-type="string">
            <text:p text:style-name="P13" loext:marker-style-name="T5"><text:span text:style-name="T10">@Override<text:line-break/></text:span><text:span text:style-name="T6">public void </text:span><text:span text:style-name="T11">appendTooltip</text:span><text:span text:style-name="T5">(ItemStack stack, TooltipContext context, List&lt;Text&gt; tooltip, TooltipType type) {<text:line-break/> <text:s text:c="3"/></text:span><text:span text:style-name="T12">//Hold Down shift to view tool tip<text:line-break/> <text:s text:c="3"/></text:span><text:span text:style-name="T6">if</text:span><text:span text:style-name="T5">(Screen.</text:span><text:span text:style-name="T9">hasShiftDown</text:span><text:span text:style-name="T5">()){<text:line-break/> <text:s text:c="7"/>tooltip.add(Text.</text:span><text:span text:style-name="T9">translatable</text:span><text:span text:style-name="T5">(</text:span><text:span text:style-name="T8">"tooltip.tutorialmod.chisel.shift_down"</text:span><text:span text:style-name="T5">));<text:line-break/><text:line-break/> <text:s text:c="3"/>}<text:line-break/> <text:s text:c="3"/></text:span><text:span text:style-name="T6">else </text:span><text:span text:style-name="T5">{<text:line-break/> <text:s text:c="7"/>tooltip.add(Text.</text:span><text:span text:style-name="T9">translatable</text:span><text:span text:style-name="T5">(</text:span><text:span text:style-name="T8">"tooltip.tutorialmod.chisel"</text:span><text:span text:style-name="T5">));<text:line-break/> <text:s text:c="3"/>}<text:line-break/><text:line-break/> <text:s text:c="3"/></text:span><text:span text:style-name="T6">super</text:span><text:span text:style-name="T5">.appendTooltip(stack, context, tooltip, type);<text:line-break/>}</text:span></text:p>
          </table:table-cell>
        </table:table-row>
      </table:table>
      <text:p text:style-name="P58"/>
      <text:p text:style-name="P58">Anonumous Class Method:</text:p>
      <text:p text:style-name="P58">Within ModItems.Java:</text:p>
      <table:table table:name="Table22" table:style-name="Table22">
        <table:table-column table:style-name="Table22.A"/>
        <table:table-row>
          <table:table-cell table:style-name="Table22.A1" office:value-type="string">
            <text:p text:style-name="P13"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 {<text:line-break/> <text:s text:c="3"/></text:span><text:span text:style-name="T12">//Anonymous class<text:line-break/> <text:s text:c="3"/></text:span><text:span text:style-name="T10">@Override<text:line-break/> <text:s text:c="3"/></text:span><text:span text:style-name="T6">public void </text:span><text:span text:style-name="T11">appendTooltip</text:span><text:span text:style-name="T5">(ItemStack stack, TooltipContext context, List&lt;Text&gt; tooltip, TooltipType type) {<text:line-break/> <text:s text:c="7"/>tooltip.add(Text.</text:span><text:span text:style-name="T9">translatable</text:span><text:span text:style-name="T5">(</text:span><text:span text:style-name="T8">"tooltip.tutorialmod.cauliflower"</text:span><text:span text:style-name="T5">));<text:line-break/> <text:s text:c="7"/></text:span><text:span text:style-name="T6">super</text:span><text:span text:style-name="T5">.appendTooltip(stack, context, tooltip, type);<text:line-break/> <text:s text:c="3"/>}<text:line-break/>});</text:span></text:p>
          </table:table-cell>
        </table:table-row>
      </table:table>
      <text:h text:style-name="P59" text:outline-level="2"><text:soft-page-break/>10: Custom Tags</text:h>
      <text:p text:style-name="P60">Video: <text:a xlink:type="simple" xlink:href="https://www.youtube.com/watch?v=lVpV3B3yFsg" text:style-name="Internet_20_link" text:visited-style-name="Visited_20_Internet_20_Link">Click here</text:a> </text:p>
      <text:p text:style-name="P60">Useful for modularization and compatibility.</text:p>
      <text:p text:style-name="P61">Net.matt.tutorialmod.util.ModTags.java</text:p>
      <table:table table:name="Table23" table:style-name="Table23">
        <table:table-column table:style-name="Table23.A"/>
        <table:table-row>
          <table:table-cell table:style-name="Table23.A1" office:value-type="string">
            <text:p text:style-name="P13" loext:marker-style-name="T5"><text:span text:style-name="T12">//Custom tags class<text:line-break/></text:span><text:span text:style-name="T6">public class </text:span><text:span text:style-name="T5">ModTags {<text:line-break/><text:line-break/> <text:s text:c="3"/></text:span><text:span text:style-name="T6">public static class </text:span><text:span text:style-name="T5">blocks {<text:line-break/> <text:s text:c="7"/></text:span><text:span text:style-name="T12">//Where to register new block tags<text:line-break/> <text:s text:c="7"/><text:line-break/><text:line-break/> <text:s text:c="7"/></text:span><text:span text:style-name="T6">private static </text:span><text:span text:style-name="T5">TagKey&lt;Block&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BLOCK</text:span><text:span text:style-name="T5">, Identifier.</text:span><text:span text:style-name="T9">of</text:span><text:span text:style-name="T5">(TutorialMod.</text:span><text:span text:style-name="T7">MOD_ID</text:span><text:span text:style-name="T5">, name));<text:line-break/> <text:s text:c="7"/>}<text:line-break/> <text:s text:c="3"/>}<text:line-break/><text:line-break/> <text:s text:c="3"/></text:span><text:span text:style-name="T6">public static class </text:span><text:span text:style-name="T5">items {<text:line-break/> <text:s text:c="7"/></text:span><text:span text:style-name="T12">//Where to register new item tags<text:line-break/> <text:s text:c="7"/></text:span><text:span text:style-name="T6">public static final </text:span><text:span text:style-name="T5">TagKey&lt;Item&gt; </text:span><text:span text:style-name="T7">TRANSFORMABLE_ITEMS </text:span><text:span text:style-name="T5">= </text:span><text:span text:style-name="T9">createTag</text:span><text:span text:style-name="T5">(</text:span><text:span text:style-name="T8">"transformable_items"</text:span><text:span text:style-name="T5">);<text:line-break/><text:line-break/> <text:s text:c="7"/></text:span><text:span text:style-name="T6">private static </text:span><text:span text:style-name="T5">TagKey&lt;Item&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ITEM</text:span><text:span text:style-name="T5">, Identifier.</text:span><text:span text:style-name="T9">of</text:span><text:span text:style-name="T5">(TutorialMod.</text:span><text:span text:style-name="T7">MOD_ID</text:span><text:span text:style-name="T5">, name));<text:line-break/> <text:s text:c="7"/>}<text:line-break/> <text:s text:c="3"/>}<text:line-break/>}</text:span></text:p>
          </table:table-cell>
        </table:table-row>
      </table:table>
      <text:p text:style-name="P60"/>
      <text:p text:style-name="P62">Updates to magic_block.java</text:p>
      <table:table table:name="Table24" table:style-name="Table24">
        <table:table-column table:style-name="Table24.A"/>
        <table:table-row>
          <table:table-cell table:style-name="Table24.A1" office:value-type="string">
            <text:p text:style-name="P13" loext:marker-style-name="T5"><text:span text:style-name="T12">//When an item is thrown onto the block, transforms the item into something new<text:line-break/></text:span><text:span text:style-name="T10">@Override<text:line-break/></text:span><text:span text:style-name="T6">public void </text:span><text:span text:style-name="T11">onSteppedOn</text:span><text:span text:style-name="T5">(World world, BlockPos pos, BlockState state, Entity entity) {<text:line-break/> <text:s text:c="3"/></text:span><text:span text:style-name="T12">//Check if the entity is the item<text:line-break/> <text:s text:c="3"/></text:span><text:span text:style-name="T6">if</text:span><text:span text:style-name="T5">(entity </text:span><text:span text:style-name="T6">instanceof </text:span><text:span text:style-name="T5">ItemEntity itemEntity){<text:line-break/> <text:s text:c="7"/></text:span><text:span text:style-name="T12">//Check the type of item<text:line-break/> <text:s text:c="7"/></text:span><text:span text:style-name="T6">if</text:span><text:span text:style-name="T5">(isValidItem(itemEntity.getStack())){ </text:span><text:span text:style-name="T12">//Checks the tag from transformable items<text:line-break/> <text:s text:c="11"/>//Converts stack item into diamond, of count stack equal to stack count<text:line-break/> <text:s text:c="11"/></text:span><text:span text:style-name="T5">itemEntity.setStack(</text:span><text:span text:style-name="T6">new </text:span><text:span text:style-name="T5">ItemStack(Items.</text:span><text:span text:style-name="T7">DIAMOND</text:span><text:span text:style-name="T5">, itemEntity.getStack().getCount()));<text:line-break/> <text:s text:c="7"/>}<text:line-break/> <text:s text:c="3"/>}<text:line-break/> <text:s text:c="3"/></text:span><text:span text:style-name="T6">super</text:span><text:span text:style-name="T5">.onSteppedOn(world, pos, state, entity);<text:line-break/>}<text:line-break/><text:line-break/></text:span><text:span text:style-name="T12">//Returns true if the items is contained within the TRANSFORMABLE ITEMS tag<text:line-break/></text:span><text:span text:style-name="T6">private boolean </text:span><text:span text:style-name="T11">isValidItem</text:span><text:span text:style-name="T5">(ItemStack stack) {<text:line-break/> <text:s text:c="3"/></text:span><text:span text:style-name="T6">return </text:span><text:span text:style-name="T5">stack.isIn(ModTags.Items.</text:span><text:span text:style-name="T7">TRANSFORMABLE_ITEMS</text:span><text:span text:style-name="T5">);<text:line-break/>}</text:span></text:p>
          </table:table-cell>
        </table:table-row>
      </table:table>
      <text:p text:style-name="P62"/>
      <text:p text:style-name="P63">Tag files are stored in:</text:p>
      <text:p text:style-name="P63">data &gt; tutorialmod &gt; tags &gt; item &gt; &lt;&gt;.js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cm" fo:margin-right="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draw:fill="none"/>
    </style:style>
    <style:style style:name="Labels" style:family="graphic" style:auto-update="true">
      <style:graphic-properties text:anchor-type="as-char" svg:y="0cm" fo:margin-left="0.201cm" fo:margin-right="0.201cm" style:protect="size position" style:vertical-pos="top" style:vertical-rel="baseline" draw:fill="none"/>
    </style:style>
    <style:style style:name="Inline_20_Heading" style:display-name="Inline Heading" style:family="graphic">
      <style:graphic-properties fo:min-width="0cm" fo:min-height="0cm" text:anchor-type="as-char" svg:y="0cm" fo:margin-left="0cm" fo:margin-right="0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3T00:53:28.524867300</dc:date>
    <meta:editing-duration>PT3H35M1S</meta:editing-duration>
    <meta:editing-cycles>19</meta:editing-cycles>
    <meta:document-statistic meta:table-count="24" meta:image-count="3" meta:object-count="0" meta:page-count="18" meta:paragraph-count="142" meta:word-count="1634" meta:character-count="16825" meta:non-whitespace-character-count="13771"/>
  </office:meta>
</office:document-meta>
</file>